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gOverviewGenerator.generate( )</text:p>
          </table:table-cell>
          <table:table-cell office:value-type="float" office:value="45">
            <text:p text:style-name="Table_20_Contents">45</text:p>
          </table:table-cell>
          <table:table-cell office:value-type="float" office:value="57">
            <text:p text:style-name="Table_20_Contents">57</text:p>
          </table:table-cell>
          <table:table-cell office:value-type="float" office:value="249">
            <text:p text:style-name="Table_20_Contents">249</text:p>
          </table:table-cell>
        </table:table-row>
        <table:table-row>
          <table:table-cell office:value-type="string">
            <text:p text:style-name="Table_20_Contents">BlogOverviewGenerator.setup( SourceResolver resolver , Map objectModel , String src , Parameters pa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BlogOverviewGenerator.compare( Object o1 , Object o2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49">
            <text:p text:style-name="Table_20_Contents">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